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hne" svg:font-family="sohne, 'Helvetica Neue', Helvetica, Arial, sans-serif"/>
  </office:font-face-decls>
  <office:automatic-styles>
    <style:style style:name="P1" style:family="paragraph" style:parent-style-name="Standard">
      <style:text-properties officeooo:rsid="001c3677" officeooo:paragraph-rsid="001c3677"/>
    </style:style>
    <style:style style:name="P2" style:family="paragraph" style:parent-style-name="Standard">
      <style:text-properties officeooo:rsid="001c3677" officeooo:paragraph-rsid="001ca6d5"/>
    </style:style>
    <style:style style:name="P3" style:family="paragraph" style:parent-style-name="Standard">
      <style:text-properties officeooo:rsid="001ca6d5" officeooo:paragraph-rsid="001ca6d5"/>
    </style:style>
    <style:style style:name="P4" style:family="paragraph" style:parent-style-name="Standard">
      <style:text-properties officeooo:paragraph-rsid="001ca6d5"/>
    </style:style>
    <style:style style:name="P5" style:family="paragraph" style:parent-style-name="Standard">
      <style:text-properties officeooo:rsid="001ca6d5" officeooo:paragraph-rsid="0022241e"/>
    </style:style>
    <style:style style:name="P6" style:family="paragraph" style:parent-style-name="Standard">
      <style:text-properties officeooo:rsid="0024fa48" officeooo:paragraph-rsid="0024fa48"/>
    </style:style>
    <style:style style:name="P7" style:family="paragraph" style:parent-style-name="Standard">
      <style:text-properties officeooo:rsid="0024fa48" officeooo:paragraph-rsid="002683c8"/>
    </style:style>
    <style:style style:name="P8" style:family="paragraph" style:parent-style-name="Standard">
      <style:text-properties officeooo:rsid="002683c8" officeooo:paragraph-rsid="002683c8"/>
    </style:style>
    <style:style style:name="P9" style:family="paragraph" style:parent-style-name="Standard">
      <style:text-properties officeooo:rsid="00284bf1" officeooo:paragraph-rsid="00284bf1"/>
    </style:style>
    <style:style style:name="P10" style:family="paragraph" style:parent-style-name="Standard">
      <style:text-properties officeooo:rsid="0022241e" officeooo:paragraph-rsid="0022241e"/>
    </style:style>
    <style:style style:name="T1" style:family="text">
      <style:text-properties officeooo:rsid="001ca6d5"/>
    </style:style>
    <style:style style:name="T2" style:family="text">
      <style:text-properties officeooo:rsid="001e2cf3"/>
    </style:style>
    <style:style style:name="T3" style:family="text">
      <style:text-properties officeooo:rsid="0020040e"/>
    </style:style>
    <style:style style:name="T4" style:family="text">
      <style:text-properties officeooo:rsid="0024fa48"/>
    </style:style>
    <style:style style:name="T5" style:family="text">
      <style:text-properties officeooo:rsid="002683c8"/>
    </style:style>
    <style:style style:name="T6" style:family="text">
      <style:text-properties officeooo:rsid="0029a121"/>
    </style:style>
    <style:style style:name="T7" style:family="text">
      <style:text-properties officeooo:rsid="002b6f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Hiring Manager,</text:p>
      <text:p text:style-name="P1"/>
      <text:p text:style-name="P1">I’m writing to apply for the <text:span text:style-name="T4">Software Engineer role</text:span>, as advertised on SEEK. As an experienced software engineer with a<text:span text:style-name="T3">n enduring</text:span> passion for networking <text:span text:style-name="T4">across a diverse range of computing devices</text:span>, I see the potential to really contribute to <text:span text:style-name="T3">the </text:span>role.</text:p>
      <text:p text:style-name="P1"/>
      <text:p text:style-name="P1">After decades in different development roles I am comfortable with many areas of software projects. I have worked in several domains with an emphasis on telephony. This has given me a solid education on delivering responsive and reliable <text:span text:style-name="T4">distributed systems</text:span>.</text:p>
      <text:p text:style-name="P1"/>
      <text:p text:style-name="P1">My responsibilities have ranged from API design and implementation, through to back-end <text:span text:style-name="T2">multi-process </text:span>architectures and interfacing to external systems <text:span text:style-name="T2">such as databases</text:span>. I am also familiar with the software pipelines to <text:span text:style-name="T2">deployment</text:span> platforms such as GCP and AWS, mostly using Kubernetes<text:span text:style-name="T1">.</text:span></text:p>
      <text:p text:style-name="P1"/>
      <text:p text:style-name="P3">More recently I have committed personal time and resources to the development of a generic networking platform. This has required the development and release of three integrated software libraries <text:span text:style-name="T2">on PyPI.org</text:span> and deployment of a supporting online service, at AWS.</text:p>
      <text:p text:style-name="P3"/>
      <text:p text:style-name="P3">The delivered goal of this networking platform is seamless network messaging across all networking scenarios, including WAN (i.e. between any two points on the Internet). This covers scenarios such as sophisticated multi-processing on a single host for benefits such as concurrency <text:span text:style-name="T7">through to</text:span> monitoring and control of widely distributed devices.</text:p>
      <text:p text:style-name="P3"/>
      <text:p text:style-name="P10">Sophisticated network messaging between any two points on the Internet is built into the networking platform. Configuration takes a few minutes and within a typical operational network, requires no modification to routers or firewalls. Raspberry PIs over cellular connections have been part of the test suite for nearly a year.</text:p>
      <text:p text:style-name="P5"/>
      <text:p text:style-name="P6">I am comfortable with embedded development and have written C code at hardware interrupt level, admittedly many years ago. <text:span text:style-name="T5">Also </text:span>note that the entire networking suite mentioned above was originally written in C++. A switch to <text:span text:style-name="T5">Python was motivated by the need for wide availability – the task of creating, distributing and maintaining C++ libraries for every popular development/target platform was simply unrealistic. Python has proven to be an effective tool.</text:span></text:p>
      <text:p text:style-name="P6"/>
      <text:p text:style-name="P8">For evidence of my recent work I offer the following links;</text:p>
      <text:p text:style-name="P8"/>
      <text:p text:style-name="P9">* <text:a xlink:type="simple" xlink:href="https://medium.com/@scott-woods/a-quality-python-server-in-10-minutes-c683a80cfdac" text:style-name="Internet_20_link" text:visited-style-name="Visited_20_Internet_20_Link">A Quality Python Server In 10 Minutes</text:a></text:p>
      <text:p text:style-name="P9"/>
      <text:p text:style-name="P9">* <text:a xlink:type="simple" xlink:href="https://scott-woods.medium.com/python-networking-on-steroids-c3ded839af0b" text:style-name="Internet_20_link" text:visited-style-name="Visited_20_Internet_20_Link">Python Networking On Steroids</text:a></text:p>
      <text:p text:style-name="P9"/>
      <text:p text:style-name="P9">* <text:a xlink:type="simple" xlink:href="https://medium.com/@scott-woods/writing-python-servers-that-know-about-service-expectations-a2ee9592ed08" text:style-name="Internet_20_link" text:visited-style-name="Visited_20_Internet_20_Link">Writing Python Servers That Know About Service Expectations</text:a></text:p>
      <text:p text:style-name="P8"/>
      <text:p text:style-name="P9">There is also extensive and more technical documentation available through the <text:a xlink:type="simple" xlink:href="https://pypi.org/project/ansar-connect/" text:style-name="Internet_20_link" text:visited-style-name="Visited_20_Internet_20_Link"><text:span text:style-name="T7">Ansar Py</text:span></text:a><text:a xlink:type="simple" xlink:href="https://pypi.org/project/ansar-connect/" text:style-name="Internet_20_link" text:visited-style-name="Visited_20_Internet_20_Link">PI page</text:a>.</text:p>
      <text:p text:style-name="P7"/>
      <text:p text:style-name="P8">I am available for interviews in Wellington and happy to relocate where there is a good match.</text:p>
      <text:p text:style-name="P4"/>
      <text:p text:style-name="P3">Yours sincerely,</text:p>
      <text:p text:style-name="P3"/>
      <text:p text:style-name="P3">Scott Wood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hne" svg:font-family="sohne,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15:26:39.223050420</meta:creation-date>
    <dc:date>2024-10-31T13:03:54.342632391</dc:date>
    <meta:editing-duration>P4DT1M33S</meta:editing-duration>
    <meta:editing-cycles>4</meta:editing-cycles>
    <meta:generator>LibreOffice/7.3.7.2$Linux_X86_64 LibreOffice_project/30$Build-2</meta:generator>
    <meta:document-statistic meta:table-count="0" meta:image-count="0" meta:object-count="0" meta:page-count="1" meta:paragraph-count="16" meta:word-count="403" meta:character-count="2616" meta:non-whitespace-character-count="2228"/>
  </office:meta>
</office:document-meta>
</file>